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 style:font-pitch="variable"/>
    <style:font-face style:name="Microsoft YaHei" svg:font-family="'Microsoft YaHei'" style:font-pitch="variable"/>
    <style:font-face style:name="Mangal2" svg:font-family="Mangal" style:font-family-generic="roman" style:font-pitch="variable"/>
    <style:font-face style:name="Times New Roman" svg:font-family="'Times New Roman'" style:font-family-generic="roman" style:font-pitch="variable"/>
    <style:font-face style:name="Lucida Handwriting" svg:font-family="'Lucida Handwriting'" style:font-family-generic="script" style:font-pitch="variable"/>
    <style:font-face style:name="Arial" svg:font-family="Arial" style:font-family-generic="swiss" style:font-pitch="variable"/>
    <style:font-face style:name="Microsoft YaHei1" svg:font-family="'Microsoft YaHei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ulukko1" style:family="table">
      <style:table-properties style:width="17.318cm" fo:margin-left="-0.226cm" table:align="left" style:writing-mode="lr-tb"/>
    </style:style>
    <style:style style:name="Taulukko1.A" style:family="table-column">
      <style:table-column-properties style:column-width="4.001cm"/>
    </style:style>
    <style:style style:name="Taulukko1.B" style:family="table-column">
      <style:table-column-properties style:column-width="5.08cm"/>
    </style:style>
    <style:style style:name="Taulukko1.C" style:family="table-column">
      <style:table-column-properties style:column-width="8.237cm"/>
    </style:style>
    <style:style style:name="Taulukko1.1" style:family="table-row">
      <style:table-row-properties style:keep-together="true" fo:keep-together="auto"/>
    </style:style>
    <style:style style:name="Taulukko1.A1" style:family="table-cell" style:data-style-name="N37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ulukko1.B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ulukko1.C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ulukko1.9" style:family="table-row">
      <style:table-row-properties style:min-row-height="0.542cm" style:keep-together="true" fo:keep-together="auto"/>
    </style:style>
    <style:style style:name="Taulukko1.A18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ulukko1.C18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P1" style:family="paragraph" style:parent-style-name="Standard">
      <style:text-properties fo:font-size="16pt" fo:font-weight="bold" style:font-size-asian="16pt" style:font-weight-asian="bold" style:font-size-complex="16pt"/>
    </style:style>
    <style:style style:name="P2" style:family="paragraph" style:parent-style-name="Standard">
      <style:text-properties fo:font-weight="bold" style:font-weight-asian="bold"/>
    </style:style>
    <style:style style:name="P3" style:family="paragraph" style:parent-style-name="Standard">
      <style:paragraph-properties style:snap-to-layout-grid="false"/>
      <style:text-properties fo:font-weight="bold" style:font-weight-asian="bold"/>
    </style:style>
    <style:style style:name="P4" style:family="paragraph" style:parent-style-name="Standard">
      <style:paragraph-properties style:snap-to-layout-grid="false"/>
    </style:style>
    <style:style style:name="P5" style:family="paragraph" style:parent-style-name="Standard">
      <style:paragraph-properties style:snap-to-layout-gri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margin-left="6.9cm" fo:margin-right="0cm" fo:text-indent="2.3cm" style:auto-text-indent="false"/>
    </style:style>
    <style:style style:name="P7" style:family="paragraph" style:parent-style-name="Standard" style:master-page-name="Standard">
      <style:paragraph-properties style:page-number="auto"/>
      <style:text-properties fo:font-size="16pt" fo:font-weight="bold" style:font-size-asian="16pt" style:font-weight-asian="bold" style:font-size-complex="16pt"/>
    </style:style>
    <style:style style:name="T1" style:family="text">
      <style:text-properties fo:font-size="16pt" fo:font-weight="bold" style:font-size-asian="16pt" style:font-weight-asian="bold" style:font-size-complex="16pt"/>
    </style:style>
    <style:style style:name="T2" style:family="text">
      <style:text-properties fo:font-size="16pt" style:text-underline-style="solid" style:text-underline-width="auto" style:text-underline-color="font-color" fo:font-weight="bold" style:font-size-asian="16pt" style:font-weight-asian="bold" style:font-size-complex="16pt"/>
    </style:style>
    <style:style style:name="T3" style:family="text">
      <style:text-properties fo:font-weight="bold" style:font-weight-asian="bold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underline-style="solid" style:text-underline-width="auto" style:text-underline-color="font-color" fo:font-weight="bold" style:font-weight-asian="bold"/>
    </style:style>
    <style:style style:name="T6" style:family="text">
      <style:text-properties style:font-name="Lucida Handwriting" style:text-underline-style="solid" style:text-underline-width="auto" style:text-underline-color="font-color" fo:font-weight="bold" style:font-weight-asian="bold" style:font-name-complex="Lucida Handwriting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ext:p text:style-name="Standard"><text:span text:style-name="T1">OHJAUSTUNNIT <text:s text:c="22"/></text:span><text:span text:style-name="T2"><text:s text:c="3"/>Maalis <text:s text:c="5"/></text:span><text:span text:style-name="T1">kuu <text:s text:c="6"/>2014</text:span></text:p>
      <text:p text:style-name="P1"/>
      <text:p text:style-name="Standard"><text:span text:style-name="T3">Nimi:<text:tab/><text:tab/></text:span><text:span text:style-name="T4">Inkeri Lohikoski <text:s text:c="2"/></text:span></text:p>
      <text:p text:style-name="Standard"><text:span text:style-name="T3">Osoite:<text:tab/></text:span><text:tab/><text:span text:style-name="T4">Metsäpuronkuja 13 C 26 00630 HKI</text:span>__</text:p>
      <text:p text:style-name="Standard"><text:span text:style-name="T3">Puh.nro:<text:tab/><text:tab/></text:span><text:span text:style-name="T4">050 4349992</text:span><text:span text:style-name="T3">___________________</text:span></text:p>
      <text:p text:style-name="Standard"><text:span text:style-name="T3">E-mail:<text:tab/><text:tab/></text:span><text:span text:style-name="T4">ink</text:span>ku_ken<text:span text:style-name="T4">kuru@hotmail.com</text:span><text:span text:style-name="T3">_____</text:span></text:p>
      <text:p text:style-name="P2"/>
      <text:p text:style-name="P2">PIDETYT <text:s/>TUNNIT:</text:p>
      <text:p text:style-name="P2"/>
      <text:p text:style-name="P2">Pvm<text:tab/> <text:s text:c="32"/>Klo<text:tab/><text:tab/> <text:s text:c="23"/>Tunti</text:p>
      <text:p text:style-name="P2">Omat tunnit:</text:p>
      <table:table table:name="Taulukko1" table:style-name="Taulukko1">
        <table:table-column table:style-name="Taulukko1.A"/>
        <table:table-column table:style-name="Taulukko1.B"/>
        <table:table-column table:style-name="Taulukko1.C"/>
        <table:table-row table:style-name="Taulukko1.1">
          <table:table-cell table:style-name="Taulukko1.A1" office:value-type="date" office:date-value="2014-03-02">
            <text:p text:style-name="P4">02.03.14</text:p>
          </table:table-cell>
          <table:table-cell table:style-name="Taulukko1.B1" office:value-type="string">
            <text:p text:style-name="P4">17-19.30 (2,5)</text:p>
          </table:table-cell>
          <table:table-cell table:style-name="Taulukko1.C1" office:value-type="string">
            <text:p text:style-name="P4">Aforia 98</text:p>
          </table:table-cell>
        </table:table-row>
        <table:table-row table:style-name="Taulukko1.1">
          <table:table-cell table:style-name="Taulukko1.A1" office:value-type="date" office:date-value="2014-03-03">
            <text:p text:style-name="P4">03.03.14</text:p>
          </table:table-cell>
          <table:table-cell table:style-name="Taulukko1.B1" office:value-type="string">
            <text:p text:style-name="P4">18.30-21(2,5)</text:p>
          </table:table-cell>
          <table:table-cell table:style-name="Taulukko1.C1" office:value-type="string">
            <text:p text:style-name="P4">Aforia 98</text:p>
          </table:table-cell>
        </table:table-row>
        <table:table-row table:style-name="Taulukko1.1">
          <table:table-cell table:style-name="Taulukko1.A1" office:value-type="date" office:date-value="2014-03-07">
            <text:p text:style-name="P4">07.03.14</text:p>
          </table:table-cell>
          <table:table-cell table:style-name="Taulukko1.B1" office:value-type="string">
            <text:p text:style-name="P4">17-20 (3)</text:p>
          </table:table-cell>
          <table:table-cell table:style-name="Taulukko1.C1" office:value-type="string">
            <text:p text:style-name="P4">Aforia 98</text:p>
          </table:table-cell>
        </table:table-row>
        <table:table-row table:style-name="Taulukko1.1">
          <table:table-cell table:style-name="Taulukko1.A1" office:value-type="date" office:date-value="2014-03-09">
            <text:p text:style-name="P4">09.03.14</text:p>
          </table:table-cell>
          <table:table-cell table:style-name="Taulukko1.B1" office:value-type="string">
            <text:p text:style-name="P4">17-19.30(2,5)</text:p>
          </table:table-cell>
          <table:table-cell table:style-name="Taulukko1.C1" office:value-type="string">
            <text:p text:style-name="P4">Aforia 98</text:p>
          </table:table-cell>
        </table:table-row>
        <table:table-row table:style-name="Taulukko1.1">
          <table:table-cell table:style-name="Taulukko1.A1" office:value-type="date" office:date-value="2014-03-10">
            <text:p text:style-name="P4">10.03.14</text:p>
          </table:table-cell>
          <table:table-cell table:style-name="Taulukko1.B1" office:value-type="string">
            <text:p text:style-name="P4">18.30-21 (2,5)</text:p>
          </table:table-cell>
          <table:table-cell table:style-name="Taulukko1.C1" office:value-type="string">
            <text:p text:style-name="P4">Aforia 98</text:p>
          </table:table-cell>
        </table:table-row>
        <table:table-row table:style-name="Taulukko1.1">
          <table:table-cell table:style-name="Taulukko1.A1" office:value-type="date" office:date-value="2014-03-14">
            <text:p text:style-name="P4">14.03.14</text:p>
          </table:table-cell>
          <table:table-cell table:style-name="Taulukko1.B1" office:value-type="string">
            <text:p text:style-name="P4">17-20 (3)</text:p>
          </table:table-cell>
          <table:table-cell table:style-name="Taulukko1.C1" office:value-type="string">
            <text:p text:style-name="P4">Aforia 98</text:p>
          </table:table-cell>
        </table:table-row>
        <table:table-row table:style-name="Taulukko1.1">
          <table:table-cell table:style-name="Taulukko1.A1" office:value-type="date" office:date-value="2014-03-16">
            <text:p text:style-name="P4">16.03.14</text:p>
          </table:table-cell>
          <table:table-cell table:style-name="Taulukko1.B1" office:value-type="string">
            <text:p text:style-name="P4">16-19.30 (3,5)</text:p>
          </table:table-cell>
          <table:table-cell table:style-name="Taulukko1.C1" office:value-type="string">
            <text:p text:style-name="P4">Aforia 98</text:p>
          </table:table-cell>
        </table:table-row>
        <table:table-row table:style-name="Taulukko1.1">
          <table:table-cell table:style-name="Taulukko1.A1" office:value-type="date" office:date-value="2014-03-17">
            <text:p text:style-name="P4">17.03.14</text:p>
          </table:table-cell>
          <table:table-cell table:style-name="Taulukko1.B1" office:value-type="string">
            <text:p text:style-name="P4">18.30-21 (2,5)</text:p>
          </table:table-cell>
          <table:table-cell table:style-name="Taulukko1.C1" office:value-type="string">
            <text:p text:style-name="P4">Aforia 98</text:p>
          </table:table-cell>
        </table:table-row>
        <table:table-row table:style-name="Taulukko1.9">
          <table:table-cell table:style-name="Taulukko1.A1" office:value-type="date" office:date-value="2014-03-19">
            <text:p text:style-name="P4">19.03.14</text:p>
          </table:table-cell>
          <table:table-cell table:style-name="Taulukko1.B1" office:value-type="string">
            <text:p text:style-name="P4">17-19</text:p>
          </table:table-cell>
          <table:table-cell table:style-name="Taulukko1.C1" office:value-type="string">
            <text:p text:style-name="P4">Axoria jr 05</text:p>
          </table:table-cell>
        </table:table-row>
        <table:table-row table:style-name="Taulukko1.1">
          <table:table-cell table:style-name="Taulukko1.A1" office:value-type="date" office:date-value="2014-03-21">
            <text:p text:style-name="P4">21.03.14</text:p>
          </table:table-cell>
          <table:table-cell table:style-name="Taulukko1.B1" office:value-type="string">
            <text:p text:style-name="P4">17-20</text:p>
          </table:table-cell>
          <table:table-cell table:style-name="Taulukko1.C1" office:value-type="string">
            <text:p text:style-name="P4">Aforia 98</text:p>
          </table:table-cell>
        </table:table-row>
        <table:table-row table:style-name="Taulukko1.1">
          <table:table-cell table:style-name="Taulukko1.A1" office:value-type="date" office:date-value="2014-03-23">
            <text:p text:style-name="P4">23.03.14</text:p>
          </table:table-cell>
          <table:table-cell table:style-name="Taulukko1.B1" office:value-type="string">
            <text:p text:style-name="P4">17-19.30</text:p>
          </table:table-cell>
          <table:table-cell table:style-name="Taulukko1.C1" office:value-type="string">
            <text:p text:style-name="P4">Aforia 98 (kisat)</text:p>
          </table:table-cell>
        </table:table-row>
        <table:table-row table:style-name="Taulukko1.1">
          <table:table-cell table:style-name="Taulukko1.A1" office:value-type="date" office:date-value="2014-03-24">
            <text:p text:style-name="P4">24.03.14</text:p>
          </table:table-cell>
          <table:table-cell table:style-name="Taulukko1.B1" office:value-type="string">
            <text:p text:style-name="P4">18.30-21</text:p>
          </table:table-cell>
          <table:table-cell table:style-name="Taulukko1.C1" office:value-type="string">
            <text:p text:style-name="P4">Aforia 98</text:p>
          </table:table-cell>
        </table:table-row>
        <table:table-row table:style-name="Taulukko1.1">
          <table:table-cell table:style-name="Taulukko1.A1" office:value-type="date" office:date-value="2014-03-26">
            <text:p text:style-name="P4">26.03.14</text:p>
          </table:table-cell>
          <table:table-cell table:style-name="Taulukko1.B1" office:value-type="string">
            <text:p text:style-name="P4">18.30-21</text:p>
          </table:table-cell>
          <table:table-cell table:style-name="Taulukko1.C1" office:value-type="string">
            <text:p text:style-name="P4">Aforia 98</text:p>
          </table:table-cell>
        </table:table-row>
        <table:table-row table:style-name="Taulukko1.1">
          <table:table-cell table:style-name="Taulukko1.A1" office:value-type="date" office:date-value="2014-03-30">
            <text:p text:style-name="P4">30.03.14</text:p>
          </table:table-cell>
          <table:table-cell table:style-name="Taulukko1.B1" office:value-type="string">
            <text:p text:style-name="P4">17-19.30</text:p>
          </table:table-cell>
          <table:table-cell table:style-name="Taulukko1.C1" office:value-type="string">
            <text:p text:style-name="P4">Aforia 98/Tuomarointi Hyvinkäällä</text:p>
          </table:table-cell>
        </table:table-row>
        <table:table-row table:style-name="Taulukko1.1">
          <table:table-cell table:style-name="Taulukko1.B1" office:value-type="string">
            <text:p text:style-name="P4"/>
          </table:table-cell>
          <table:table-cell table:style-name="Taulukko1.B1" office:value-type="string">
            <text:p text:style-name="P4"/>
          </table:table-cell>
          <table:table-cell table:style-name="Taulukko1.C1" office:value-type="string">
            <text:p text:style-name="P4"/>
          </table:table-cell>
        </table:table-row>
        <table:table-row table:style-name="Taulukko1.1">
          <table:table-cell table:style-name="Taulukko1.B1" office:value-type="string">
            <text:p text:style-name="P4"/>
          </table:table-cell>
          <table:table-cell table:style-name="Taulukko1.B1" office:value-type="string">
            <text:p text:style-name="P4"/>
          </table:table-cell>
          <table:table-cell table:style-name="Taulukko1.C1" office:value-type="string">
            <text:p text:style-name="P4"/>
          </table:table-cell>
        </table:table-row>
        <table:table-row table:style-name="Taulukko1.1">
          <table:table-cell table:style-name="Taulukko1.B1" office:value-type="string">
            <text:p text:style-name="P4"/>
          </table:table-cell>
          <table:table-cell table:style-name="Taulukko1.B1" office:value-type="string">
            <text:p text:style-name="P4"/>
          </table:table-cell>
          <table:table-cell table:style-name="Taulukko1.C1" office:value-type="string">
            <text:p text:style-name="P4"/>
          </table:table-cell>
        </table:table-row>
        <table:table-row table:style-name="Taulukko1.1">
          <table:table-cell table:style-name="Taulukko1.A18" office:value-type="string">
            <text:p text:style-name="P4"/>
          </table:table-cell>
          <table:table-cell table:style-name="Taulukko1.A18" office:value-type="string">
            <text:p text:style-name="P4"/>
          </table:table-cell>
          <table:table-cell table:style-name="Taulukko1.C18" office:value-type="string">
            <text:p text:style-name="P4"/>
          </table:table-cell>
        </table:table-row>
        <table:table-row table:style-name="Taulukko1.1">
          <table:table-cell table:style-name="Taulukko1.A18" office:value-type="string">
            <text:p text:style-name="P4"/>
          </table:table-cell>
          <table:table-cell table:style-name="Taulukko1.A18" office:value-type="string">
            <text:p text:style-name="P4"/>
          </table:table-cell>
          <table:table-cell table:style-name="Taulukko1.C18" office:value-type="string">
            <text:p text:style-name="P4"/>
          </table:table-cell>
        </table:table-row>
        <table:table-row table:style-name="Taulukko1.1">
          <table:table-cell table:style-name="Taulukko1.A18" office:value-type="string">
            <text:p text:style-name="P4"/>
          </table:table-cell>
          <table:table-cell table:style-name="Taulukko1.A18" office:value-type="string">
            <text:p text:style-name="P4"/>
          </table:table-cell>
          <table:table-cell table:style-name="Taulukko1.C18" office:value-type="string">
            <text:p text:style-name="P4"/>
          </table:table-cell>
        </table:table-row>
        <table:table-row table:style-name="Taulukko1.1">
          <table:table-cell table:style-name="Taulukko1.A18" office:value-type="string">
            <text:p text:style-name="P4"/>
          </table:table-cell>
          <table:table-cell table:style-name="Taulukko1.A18" office:value-type="string">
            <text:p text:style-name="P4"/>
          </table:table-cell>
          <table:table-cell table:style-name="Taulukko1.C18" office:value-type="string">
            <text:p text:style-name="P4"/>
          </table:table-cell>
        </table:table-row>
        <table:table-row table:style-name="Taulukko1.1">
          <table:table-cell table:style-name="Taulukko1.A18" office:value-type="string">
            <text:p text:style-name="P5"/>
          </table:table-cell>
          <table:table-cell table:style-name="Taulukko1.A18" office:value-type="string">
            <text:p text:style-name="P5"/>
          </table:table-cell>
          <table:table-cell table:style-name="Taulukko1.C18" office:value-type="string">
            <text:p text:style-name="P5"/>
          </table:table-cell>
        </table:table-row>
        <table:table-row table:style-name="Taulukko1.1">
          <table:table-cell table:style-name="Taulukko1.B1" office:value-type="string">
            <text:p text:style-name="P4"/>
          </table:table-cell>
          <table:table-cell table:style-name="Taulukko1.B1" office:value-type="string">
            <text:p text:style-name="P4"/>
          </table:table-cell>
          <table:table-cell table:style-name="Taulukko1.C1" office:value-type="string">
            <text:p text:style-name="P4"/>
          </table:table-cell>
        </table:table-row>
        <table:table-row table:style-name="Taulukko1.1">
          <table:table-cell table:style-name="Taulukko1.B1" office:value-type="string">
            <text:p text:style-name="P5"/>
          </table:table-cell>
          <table:table-cell table:style-name="Taulukko1.B1" office:value-type="string">
            <text:p text:style-name="P5"/>
          </table:table-cell>
          <table:table-cell table:style-name="Taulukko1.C1" office:value-type="string">
            <text:p text:style-name="P5"/>
          </table:table-cell>
        </table:table-row>
        <table:table-row table:style-name="Taulukko1.1">
          <table:table-cell table:style-name="Taulukko1.B1" office:value-type="string">
            <text:p text:style-name="P5"/>
          </table:table-cell>
          <table:table-cell table:style-name="Taulukko1.B1" office:value-type="string">
            <text:p text:style-name="P5"/>
          </table:table-cell>
          <table:table-cell table:style-name="Taulukko1.C1" office:value-type="string">
            <text:p text:style-name="P5"/>
          </table:table-cell>
        </table:table-row>
        <table:table-row table:style-name="Taulukko1.1">
          <table:table-cell table:style-name="Taulukko1.A18" office:value-type="string">
            <text:p text:style-name="P5"/>
          </table:table-cell>
          <table:table-cell table:style-name="Taulukko1.A18" office:value-type="string">
            <text:p text:style-name="P5"/>
          </table:table-cell>
          <table:table-cell table:style-name="Taulukko1.C18" office:value-type="string">
            <text:p text:style-name="P5"/>
          </table:table-cell>
        </table:table-row>
        <table:table-row table:style-name="Taulukko1.1">
          <table:table-cell table:style-name="Taulukko1.A18" office:value-type="string">
            <text:p text:style-name="P5"/>
          </table:table-cell>
          <table:table-cell table:style-name="Taulukko1.A18" office:value-type="string">
            <text:p text:style-name="P5"/>
          </table:table-cell>
          <table:table-cell table:style-name="Taulukko1.C18" office:value-type="string">
            <text:p text:style-name="P5"/>
          </table:table-cell>
        </table:table-row>
        <table:table-row table:style-name="Taulukko1.1">
          <table:table-cell table:style-name="Taulukko1.A18" office:value-type="string">
            <text:p text:style-name="P5"/>
          </table:table-cell>
          <table:table-cell table:style-name="Taulukko1.A18" office:value-type="string">
            <text:p text:style-name="P5"/>
          </table:table-cell>
          <table:table-cell table:style-name="Taulukko1.C18" office:value-type="string">
            <text:p text:style-name="P5"/>
          </table:table-cell>
        </table:table-row>
        <table:table-row table:style-name="Taulukko1.1">
          <table:table-cell table:style-name="Taulukko1.A18" office:value-type="string">
            <text:p text:style-name="P5"/>
          </table:table-cell>
          <table:table-cell table:style-name="Taulukko1.A18" office:value-type="string">
            <text:p text:style-name="P3"/>
          </table:table-cell>
          <table:table-cell table:style-name="Taulukko1.C18" office:value-type="string">
            <text:p text:style-name="P3"/>
          </table:table-cell>
        </table:table-row>
      </table:table>
      <text:p text:style-name="P2"><text:tab/><text:tab/><text:tab/><text:tab/>Tunnit yhteensä aikuiset:______________</text:p>
      <text:p text:style-name="P2"><text:tab/><text:tab/><text:tab/><text:tab/></text:p>
      <text:p text:style-name="P6"><text:span text:style-name="T3">Tunnit yhteensä lapset:_</text:span><text:span text:style-name="T5"> <text:s text:c="11"/></text:span></text:p>
      <text:p text:style-name="P2"/>
      <text:p text:style-name="P2"/>
      <text:p text:style-name="P2"/>
      <text:p text:style-name="Standard"><text:span text:style-name="T5"><text:s/>14 <text:s/>/ <text:s/>12 <text:s/>/ <text:s/>2012 <text:s text:c="36"/>__</text:span><text:span text:style-name="T6">Inkeri <text:s/>Lohikoski</text:span><text:span text:style-name="T5">___ <text:s text:c="2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 style:font-pitch="variable"/>
    <style:font-face style:name="Microsoft YaHei" svg:font-family="'Microsoft YaHei'" style:font-pitch="variable"/>
    <style:font-face style:name="Mangal2" svg:font-family="Mangal" style:font-family-generic="roman" style:font-pitch="variable"/>
    <style:font-face style:name="Times New Roman" svg:font-family="'Times New Roman'" style:font-family-generic="roman" style:font-pitch="variable"/>
    <style:font-face style:name="Lucida Handwriting" svg:font-family="'Lucida Handwriting'" style:font-family-generic="script" style:font-pitch="variable"/>
    <style:font-face style:name="Arial" svg:font-family="Arial" style:font-family-generic="swiss" style:font-pitch="variable"/>
    <style:font-face style:name="Microsoft YaHei1" svg:font-family="'Microsoft YaHei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i" fo:country="FI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2.3cm" style:writing-mode="page"/>
      <style:text-properties style:use-window-font-color="true" style:font-name="Times New Roman" fo:font-size="12pt" fo:language="fi" fo:country="FI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fi" fo:country="FI" style:font-name-asian="Times New Roman" style:font-size-asian="12pt" style:language-asian="zh" style:country-asian="CN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2"/>
    </style:style>
    <style:style style:name="Otsikko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Microsoft YaHei1" style:font-size-asian="14pt" style:font-name-complex="Mangal2" style:font-size-complex="14pt"/>
    </style:style>
    <style:style style:name="Seliteteksti" style:family="paragraph" style:parent-style-name="Standard"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Kappaleen_20_oletusfontti" style:display-name="Kappaleen oletusfontti" style:family="text"/>
    <style:style style:name="Kappaleen_20_oletusfontti1" style:display-name="Kappaleen oletusfontti1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cm" fo:margin-right="2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OHJAUSTUNNIT                       ____________kuu       2006</dc:title>
    <meta:initial-creator>Marianne Koivunen</meta:initial-creator>
    <meta:creation-date>2012-10-29T10:04:00</meta:creation-date>
    <dc:date>2014-03-31T13:22:52.54</dc:date>
    <meta:print-date>2006-08-10T13:02:00</meta:print-date>
    <meta:editing-cycles>3</meta:editing-cycles>
    <meta:editing-duration>P23DT22H21M52S</meta:editing-duration>
    <meta:generator>OpenOffice.org/3.4.1$Win32 OpenOffice.org_project/341m1$Build-9593</meta:generator>
    <meta:document-statistic meta:table-count="1" meta:image-count="0" meta:object-count="0" meta:page-count="1" meta:paragraph-count="54" meta:word-count="107" meta:character-count="890"/>
  </office:meta>
</office:document-meta>
</file>